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Arial" fo:font-size="12pt" fo:font-weight="normal" officeooo:rsid="0023920a" officeooo:paragraph-rsid="001e12be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loext:opacity="0%" style:font-name="Arial" fo:font-size="12pt" fo:font-weight="normal" officeooo:rsid="00293685" officeooo:paragraph-rsid="00293685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use-window-font-color="true" loext:opacity="0%" style:font-name="Arial" fo:font-size="12pt" fo:font-weight="normal" officeooo:rsid="002520af" officeooo:paragraph-rsid="002520af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use-window-font-color="true" loext:opacity="0%" style:font-name="Arial" fo:font-size="12pt" fo:font-weight="normal" officeooo:rsid="002520af" officeooo:paragraph-rsid="00293685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use-window-font-color="true" loext:opacity="0%" style:font-name="Arial" fo:font-size="12pt" fo:font-weight="normal" officeooo:rsid="002c9888" officeooo:paragraph-rsid="002c9888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Arial" fo:font-size="12pt" officeooo:rsid="001de692" officeooo:paragraph-rsid="001f914b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1e2fc9" loext:opacity="100%" style:font-name="Arial" fo:font-size="12pt" fo:font-weight="bold" officeooo:rsid="00293685" officeooo:paragraph-rsid="00293685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1e2fc9" loext:opacity="100%" style:font-name="Arial" fo:font-size="12pt" fo:font-weight="bold" officeooo:rsid="00293685" officeooo:paragraph-rsid="00293685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e2fc9" loext:opacity="100%" style:font-name="Arial" fo:font-size="12pt" fo:font-weight="bold" officeooo:rsid="00293685" officeooo:paragraph-rsid="00293685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1e2fc9" loext:opacity="100%" style:font-name="Arial" fo:font-size="12pt" fo:font-weight="bold" officeooo:rsid="002520af" officeooo:paragraph-rsid="00293685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293685" officeooo:paragraph-rsid="0029368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93685" officeooo:paragraph-rsid="0029368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93685" officeooo:paragraph-rsid="00293685" fo:background-color="#ffff0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93685" officeooo:paragraph-rsid="0029368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officeooo:rsid="001de692" officeooo:paragraph-rsid="001de69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bold" officeooo:rsid="001de692" officeooo:paragraph-rsid="001de69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weight="bold" officeooo:rsid="00293685" officeooo:paragraph-rsid="0029368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293685" officeooo:paragraph-rsid="0029368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officeooo:rsid="00293685" officeooo:paragraph-rsid="002c132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bold" officeooo:rsid="00293685" officeooo:paragraph-rsid="0029368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officeooo:paragraph-rsid="0029368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officeooo:paragraph-rsid="002c1328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officeooo:paragraph-rsid="00293685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officeooo:paragraph-rsid="002c1328" style:font-size-asian="12pt" style:font-size-complex="12pt"/>
    </style:style>
    <style:style style:name="P25" style:family="paragraph" style:parent-style-name="Standard">
      <style:text-properties style:font-name="Arial" fo:font-size="12pt" officeooo:rsid="00293685" officeooo:paragraph-rsid="00293685" style:font-size-asian="12pt" style:font-size-complex="12pt"/>
    </style:style>
    <style:style style:name="P26" style:family="paragraph" style:parent-style-name="Standard">
      <style:text-properties style:font-name="Arial" fo:font-size="12pt" officeooo:paragraph-rsid="00293685" style:font-size-asian="12pt" style:font-size-complex="12pt"/>
    </style:style>
    <style:style style:name="P27" style:family="paragraph" style:parent-style-name="Standard">
      <style:text-properties officeooo:paragraph-rsid="002c9888"/>
    </style:style>
    <style:style style:name="P28" style:family="paragraph" style:parent-style-name="Text_20_body">
      <style:paragraph-properties fo:margin-left="0.265cm" fo:margin-right="0cm" fo:text-indent="0cm" style:auto-text-indent="false"/>
    </style:style>
    <style:style style:name="P29" style:family="paragraph" style:parent-style-name="Text_20_body">
      <style:paragraph-properties fo:margin-left="0.529cm" fo:margin-right="0cm" fo:text-indent="0cm" style:auto-text-indent="false"/>
    </style:style>
    <style:style style:name="T1" style:family="text">
      <style:text-properties officeooo:rsid="001de692"/>
    </style:style>
    <style:style style:name="T2" style:family="text">
      <style:text-properties style:use-window-font-color="true" loext:opacity="0%" fo:font-weight="bold" officeooo:rsid="00293685" style:font-weight-asian="bold" style:font-weight-complex="bold"/>
    </style:style>
    <style:style style:name="T3" style:family="text">
      <style:text-properties style:use-window-font-color="true" loext:opacity="0%" style:font-name="Arial" fo:font-size="12pt" fo:font-weight="normal" officeooo:rsid="002c9888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style:font-name="Arial" fo:font-size="12pt" fo:font-weight="bold" officeooo:rsid="002c9888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211b1c"/>
    </style:style>
    <style:style style:name="T8" style:family="text">
      <style:text-properties officeooo:rsid="0022d955"/>
    </style:style>
    <style:style style:name="T9" style:family="text">
      <style:text-properties fo:color="#1e2fc9" loext:opacity="100%" fo:font-size="16pt" fo:font-weight="bold" officeooo:rsid="002520af" fo:background-color="transparent" loext:char-shading-value="0" style:font-size-asian="16pt" style:font-weight-asian="bold" style:font-size-complex="16pt" style:font-weight-complex="bold"/>
    </style:style>
    <style:style style:name="T10" style:family="text">
      <style:text-properties fo:color="#1e2fc9" loext:opacity="100%" fo:font-size="16pt" fo:font-weight="bold" officeooo:rsid="0023b28e" fo:background-color="transparent" loext:char-shading-value="0" style:font-size-asian="16pt" style:font-weight-asian="bold" style:font-size-complex="16pt" style:font-weight-complex="bold"/>
    </style:style>
    <style:style style:name="T11" style:family="text">
      <style:text-properties fo:color="#1e2fc9" loext:opacity="100%" fo:font-weight="bold" fo:background-color="transparent" loext:char-shading-value="0" style:font-weight-asian="bold" style:font-weight-complex="bold"/>
    </style:style>
    <style:style style:name="T12" style:family="text">
      <style:text-properties fo:color="#1e2fc9" loext:opacity="100%" fo:font-weight="bold" officeooo:rsid="0023b28e" fo:background-color="transparent" loext:char-shading-value="0" style:font-weight-asian="bold" style:font-weight-complex="bold"/>
    </style:style>
    <style:style style:name="T13" style:family="text">
      <style:text-properties fo:color="#1e2fc9" loext:opacity="100%" fo:font-weight="bold" officeooo:rsid="002520af" fo:background-color="transparent" loext:char-shading-value="0" style:font-weight-asian="bold" style:font-weight-complex="bold"/>
    </style:style>
    <style:style style:name="T14" style:family="text">
      <style:text-properties fo:color="#1e2fc9" loext:opacity="100%" fo:font-weight="bold" officeooo:rsid="00293685" fo:background-color="transparent" loext:char-shading-value="0" style:font-weight-asian="bold" style:font-weight-complex="bold"/>
    </style:style>
    <style:style style:name="T15" style:family="text">
      <style:text-properties fo:color="#1e2fc9" loext:opacity="100%" fo:font-weight="bold" officeooo:rsid="0023920a" fo:background-color="transparent" loext:char-shading-value="0" style:font-weight-asian="bold" style:font-weight-complex="bold"/>
    </style:style>
    <style:style style:name="T16" style:family="text">
      <style:text-properties officeooo:rsid="0029368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93685" style:font-weight-asian="bold" style:font-weight-complex="bold"/>
    </style:style>
    <style:style style:name="T19" style:family="text">
      <style:text-properties fo:font-weight="bold" officeooo:rsid="002c9888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93685" style:font-weight-asian="normal" style:font-weight-complex="normal"/>
    </style:style>
    <style:style style:name="T22" style:family="text">
      <style:text-properties fo:font-weight="normal" officeooo:rsid="002a1ca8" style:font-weight-asian="normal" style:font-weight-complex="normal"/>
    </style:style>
    <style:style style:name="T23" style:family="text">
      <style:text-properties fo:font-weight="normal" officeooo:rsid="002c1328" style:font-weight-asian="normal" style:font-weight-complex="normal"/>
    </style:style>
    <style:style style:name="T24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8b" loext:opacity="100%"/>
    </style:style>
    <style:style style:name="T26" style:family="text">
      <style:text-properties fo:color="#00008b" loext:opacity="100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8b" loext:opacity="100%" fo:font-style="italic" fo:font-weight="normal" officeooo:rsid="002a1ca8" style:font-style-asian="italic" style:font-weight-asian="normal" style:font-style-complex="italic" style:font-weight-complex="normal"/>
    </style:style>
    <style:style style:name="T28" style:family="text">
      <style:text-properties fo:color="#00008b" loext:opacity="100%" fo:font-weight="bold" style:font-weight-asian="bold" style:font-weight-complex="bold"/>
    </style:style>
    <style:style style:name="T29" style:family="text">
      <style:text-properties fo:color="#00008b" loext:opacity="100%" fo:font-weight="bold" officeooo:rsid="00293685" style:font-weight-asian="bold" style:font-weight-complex="bold"/>
    </style:style>
    <style:style style:name="T30" style:family="text">
      <style:text-properties officeooo:rsid="002c1328"/>
    </style:style>
    <style:style style:name="T31" style:family="text">
      <style:text-properties officeooo:rsid="002c98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7">PROJECTE UPC (1A PART)</text:p>
      <text:p text:style-name="P17"/>
      <text:p text:style-name="P11">Comenceu a crear la vostra web per a publicitar el joc dels alumnes de la UPC.</text:p>
      <text:p text:style-name="P11"/>
      <text:p text:style-name="P11">Descripció dels elements que han d’intervenir:</text:p>
      <text:p text:style-name="P11"/>
      <text:p text:style-name="P7">(<text:span text:style-name="T30">1</text:span> punt) </text:p>
      <text:p text:style-name="P12"><text:span text:style-name="T17">Qui som?</text:span>: component que mostra una descripció d’aquest projecte conjunt entre el nostre centre i la UPC. Cal també que apareguin les imatges <text:span text:style-name="T5">imatge1.jpg, logoProven.png, logoUpc.png</text:span></text:p>
      <text:p text:style-name="P13"/>
      <text:p text:style-name="P9"/>
      <text:p text:style-name="P14"><text:span text:style-name="T17">Equip</text:span>: component que mostra una imatge de vosaltres i els vostres companys de grup de la UPC, i una breu descripció (nom, estudis, interessos,...)</text:p>
      <text:p text:style-name="P12">Feu servir, si no teniu imatges, els avatars <text:span text:style-name="T17">avatar1.jpg</text:span> i <text:span text:style-name="T17">avatar2.jpg</text:span>. </text:p>
      <text:p text:style-name="P16"/>
      <text:p text:style-name="P7">(1 punt)</text:p>
      <text:p text:style-name="P19">Registre: <text:span text:style-name="T20">component que deixa enregistrar-se al vostre projecte i poder entrar en una zona privada. Cal que reutilitzis la component creada als exemples de classe. </text:span></text:p>
      <text:p text:style-name="P19"><text:span text:style-name="T23">Aquest cop els camps necessaris per fer el registre són</text:span><text:span text:style-name="T20">: </text:span></text:p>
      <text:p text:style-name="P20"><text:span text:style-name="T20">- </text:span><text:span text:style-name="T26">Nom d’usuari</text:span><text:span text:style-name="T20">: validareu que sigui obligatori, ha de contenir lletres i/o números, mínim de 5 caràcters i un màxim de 8.</text:span></text:p>
      <text:p text:style-name="P20"><text:span text:style-name="T20">- </text:span><text:span text:style-name="T27">Correu electrònic</text:span><text:span text:style-name="T20">: validareu que sigui un de vàlid, camp obligatori.</text:span></text:p>
      <text:p text:style-name="P20"><text:span text:style-name="T20">- </text:span><text:span text:style-name="T26">Repetir</text:span><text:span text:style-name="T6"> </text:span><text:span text:style-name="T26">correu electrònic</text:span><text:span text:style-name="T20">: camp obligatori i ha de coincidir amb el d’email.</text:span></text:p>
      <text:p text:style-name="P20"><text:span text:style-name="T20">- </text:span><text:span text:style-name="T26">Data de naixement</text:span><text:span text:style-name="T24">: </text:span><text:span text:style-name="T20">camp obligatori, que sigui una data correcta, que no sigui del futur i menor a 18 anys enrere.</text:span></text:p>
      <text:p text:style-name="P20"><text:span text:style-name="T20">- </text:span><text:span text:style-name="T26">Edat</text:span><text:span text:style-name="T20">: camp </text:span><text:span text:style-name="T23">de </text:span><text:span text:style-name="T20">només de lectura, es calcularà a partir de la data de naixement. </text:span><text:span text:style-name="T23">No cal validació.</text:span></text:p>
      <text:p text:style-name="P23"><text:span text:style-name="T21">- </text:span><text:span text:style-name="T25">T’agrada aquest joc?</text:span><text:span text:style-name="T21">: de tipus radio, amb 3 possibles respostes </text:span><text:span text:style-name="T23">(Sí, No, NS/NC</text:span><text:span text:style-name="T21">, és obligatori de contestar.</text:span></text:p>
      <text:p text:style-name="P20"/>
      <text:p text:style-name="P12">Cal que feu servir <text:span text:style-name="T30">un </text:span>formulari reactiu. <text:s/><text:span text:style-name="T30">Caldrà també que valideu els camps i doneu resposta a tots els possibles errors que s’hi puguin produir mitjançant un missatge.</text:span></text:p>
      <text:p text:style-name="P20"/>
      <text:p text:style-name="P12">Has de fer servir 2 directives. Una d’elles ha de ser diferent de les utilitzades a classe.</text:p>
      <text:p text:style-name="P20"/>
      <text:p text:style-name="P12">Si falla la validació d’algun camp, no es deixa avançar (botó deshabilitat). </text:p>
      <text:p text:style-name="P20"><text:span text:style-name="T20">Si tot és correcte, es crea un usuari </text:span><text:span text:style-name="T23">fent servir una classe, </text:span><text:span text:style-name="T30">User</text:span><text:span text:style-name="T23">, </text:span><text:span text:style-name="T20">creada prèviament. </text:span><text:span text:style-name="T23">A més, a sota del formulari apareix un missatge de salutació cap al nou usuari. Aquest es ficarà es majúscules fent servir una pipe.</text:span></text:p>
      <text:p text:style-name="P7"/>
      <text:p text:style-name="P7">(0,5 punts)</text:p>
      <text:p text:style-name="P20">Login:<text:span text:style-name="T20"> component que ens deixar validar </text:span><text:span text:style-name="T23">fent servir</text:span><text:span text:style-name="T20"> un servei. Es farà que el nom d’usuari i la contrasenya (correu electrònic) passin a un servei, prèviament creat i de nom </text:span>UserService<text:span text:style-name="T20">, que compararà aquests dos valors amb els usuaris enregistrats en un array de 10 usuaris fixos de tipus </text:span>User<text:span text:style-name="T20">. Si no hi ha coincidència, s’informa a la component i es fica un missatge d’error sota del formulari. <text:s/></text:span></text:p>
      <text:p text:style-name="P12">Podeu reutilitzar l’exemple de classe però tingueu en compte que aquí el servei no crea usuaris a l’atzar sinó que els té ja emmagatzemats en un array.</text:p>
      <text:p text:style-name="P20"/>
      <text:p text:style-name="P7"><text:soft-page-break/>(1 punt)</text:p>
      <text:p text:style-name="P20">Menú<text:span text:style-name="T20">: component que ha de contenir totes les rutes a les diferents components fent servir el routing d’Angular. A més aquest menú reacciona a si estem o no loguejats a partir d’una localstorage. Aquesta la crearem només quan el login doni coincidència correcta. D’aquesta manera, si fem login i aquest és correcte, no apareixen al menú ni l’opció de login ni la de registre i sí que hi apareixen Merchandising, Compra i Logout.</text:span></text:p>
      <text:p text:style-name="P20"/>
      <text:p text:style-name="P7">(0,5 punts)</text:p>
      <text:p text:style-name="P18">Logout<text:span text:style-name="T20">: component que no conté res. El seu objectiu és el d’esborrar la localstorage</text:span></text:p>
      <text:p text:style-name="P18"/>
      <text:p text:style-name="P7">(1 punt)</text:p>
      <text:p text:style-name="P24"><text:span text:style-name="T18">Merchandising</text:span><text:span text:style-name="T21">: component que llista 4 productes a la venda relacionades amb el vostre joc. </text:span><text:span text:style-name="T22">Fes servir les imatges que us passem.</text:span><text:span text:style-name="T21"> Aquests productes estan emmagatzemats a la part .ts </text:span><text:span text:style-name="T23">de la pròpia component</text:span><text:span text:style-name="T21">. Cada ítem és un objecte de la classe </text:span><text:span text:style-name="T18">Producte</text:span><text:span text:style-name="T21">. Les propietats d’aquesta classe són: nom de la imatge, nom del producte, descripció, preu, disponibilitat màxima. </text:span></text:p>
      <text:p text:style-name="P24"><text:span text:style-name="T21">Al costat de cada producte </text:span><text:span text:style-name="T23">del llistat </text:span><text:span text:style-name="T21">tindrem un botó per poder </text:span><text:span text:style-name="T2">Comprar</text:span><text:span text:style-name="T21"> i de nom «</text:span><text:span text:style-name="T29">Afegir producte</text:span><text:span text:style-name="T21">». </text:span></text:p>
      <text:p text:style-name="P23"/>
      <text:p text:style-name="P7">(2 punts)</text:p>
      <text:p text:style-name="P21"><text:span text:style-name="T18">Compra</text:span><text:span text:style-name="T16">: </text:span></text:p>
      <text:p text:style-name="P22"><text:span text:style-name="T7">Volem que cada cop que fem clic </text:span><text:span text:style-name="T30">en</text:span><text:span text:style-name="T7"> un dels botons d’ </text:span><text:span text:style-name="T29">Afegir producte,</text:span><text:span text:style-name="T7"> aquest producte </text:span><text:span text:style-name="T16">surti</text:span><text:span text:style-name="T7"> afegit dinàmicament en un div </text:span><text:span text:style-name="T16">dins d’una nova component, la de Compra. H</text:span><text:span text:style-name="T7">em de </text:span><text:span text:style-name="T16">mostrar de la millor manera les</text:span><text:span text:style-name="T7"> característiques del que comprem: nom, preu, </text:span><text:span text:style-name="T16">descripció, unitats comprades. </text:span><text:span text:style-name="T7">També remarcar que si fas clic </text:span><text:span text:style-name="T8">més d’un </text:span><text:span text:style-name="T7">cop al mateix «producte» ha</text:span><text:span text:style-name="T16">n</text:span><text:span text:style-name="T7"> de </text:span><text:span text:style-name="T18">pujar</text:span><text:span text:style-name="T7"> </text:span><text:span text:style-name="T16">les unitats comprades. </text:span></text:p>
      <text:p text:style-name="P22"><text:span text:style-name="T16">Per poder fer-ho bé, us recomanem que </text:span><text:span text:style-name="T1">cada cop que cliquem al botó d’afegir a la cistella, hi hagi un array que capturi l’objecte. <text:s/></text:span><text:span text:style-name="T16">Just abans d’aquesta captura cal que comprovis si hi és o no ja el producte. Si no hi és, l’afegeixes i </text:span><text:span text:style-name="T30">la </text:span><text:span text:style-name="T16">quantitat </text:span><text:span text:style-name="T30">es fixa en </text:span><text:span text:style-name="T16">1. Si sí que hi és, augmentes la quantitat </text:span><text:span text:style-name="T30">(+1)</text:span><text:span text:style-name="T16">. Un cop manipulat aquest array cal que l’emmagatzemis en una cookie. Aquesta cookie és la que es mostra a la component de Compra.</text:span></text:p>
      <text:p text:style-name="P6"/>
      <text:p text:style-name="P8">(1 punt) </text:p>
      <text:p text:style-name="P25">- Caldrà comprovar que si afegim moltes vegades un producte, que d’aquest hi ha hagi prou disponibilitat.</text:p>
      <text:p text:style-name="P25">- A sota dels productes comprats es veurà el preu total de la compra.</text:p>
      <text:p text:style-name="P25">- A sota del preu total, hi haurà un botó de <text:span text:style-name="T28">Compra final </text:span>i un altre de <text:span text:style-name="T28">Cancel·lació</text:span>. Si cliquem a Compra final, se’ns dirà que la compra ha tingut èxit. Si cliquem a l’altre, s’eborrarà la cookie sencera i desapareixeran els productes de la cistella.</text:p>
      <text:p text:style-name="P1"/>
      <text:p text:style-name="P2"><text:span text:style-name="T12">(</text:span><text:span text:style-name="T11">0,5 punts)</text:span></text:p>
      <text:p text:style-name="P3">Documentació de tot el codi</text:p>
      <text:p text:style-name="P26"/>
      <text:p text:style-name="P10">(0,5 punts)</text:p>
      <text:p text:style-name="P4">Estructura correcta en carpetes</text:p>
      <text:p text:style-name="P26"/>
      <text:p text:style-name="P26"><text:span text:style-name="T13">(1 punt</text:span><text:span text:style-name="T14">)</text:span><text:span text:style-name="T15"> </text:span></text:p>
      <text:p text:style-name="P4">Organització del codi (refactorització)</text:p>
      <text:p text:style-name="P4"/>
      <text:p text:style-name="P27"><text:span text:style-name="T3">ATENCIÓ: Si vols redireccionar en Angular cal que injectis el servei Router a la component on vols fer el redireccionarment:</text:span></text:p>
      <text:p text:style-name="P27"><text:span text:style-name="T3"><text:tab/></text:span><text:span text:style-name="T4"> </text:span><text:span text:style-name="Source_20_Text"><text:span text:style-name="T17">constructor(private router: Router) {}</text:span></text:span></text:p>
      <text:p text:style-name="P28"><text:soft-page-break/><text:span text:style-name="Source_20_Text"><text:span text:style-name="T31">i al lloc on vulguis fer efectiu el redireccionament escriguis <text:s/></text:span></text:span></text:p>
      <text:p text:style-name="P29"><text:span text:style-name="Source_20_Text"><text:span text:style-name="T19">this.</text:span></text:span><text:span text:style-name="Source_20_Text"><text:span text:style-name="T17">route.</text:span></text:span><text:span text:style-name="Source_20_Text"><text:span text:style-name="T19">navigate(</text:span></text:span><text:span text:style-name="Source_20_Text"><text:span text:style-name="T17">'/</text:span></text:span><text:span text:style-name="Source_20_Text"><text:span text:style-name="T19">rutaReconegudaPerRouting</text:span></text:span><text:span text:style-name="Source_20_Text"><text:span text:style-name="T17">'</text:span></text:span><text:span text:style-name="Source_20_Text"><text:span text:style-name="T19">)</text:span></text:span><text:span text:style-name="Source_20_Text"><text:span text:style-name="T17">;</text:span></text:span><text:span text:style-name="Source_20_Text"><text:line-break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0-04T20:44:32.767121340</meta:creation-date>
    <dc:date>2024-01-22T08:36:49.420000000</dc:date>
    <meta:editing-duration>PT2H30M</meta:editing-duration>
    <meta:editing-cycles>11</meta:editing-cycles>
    <meta:generator>LibreOffice/7.5.2.2$Windows_X86_64 LibreOffice_project/53bb9681a964705cf672590721dbc85eb4d0c3a2</meta:generator>
    <meta:print-date>2021-11-03T15:45:30.957000000</meta:print-date>
    <meta:document-statistic meta:table-count="0" meta:image-count="0" meta:object-count="0" meta:page-count="3" meta:paragraph-count="48" meta:word-count="876" meta:character-count="5168" meta:non-whitespace-character-count="4320"/>
  </office:meta>
</office:document-meta>
</file>